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svg:stroke-color="#3399ff" draw:fill="solid" draw:fill-color="#ffffff" draw:textarea-horizontal-align="justify" draw:textarea-vertical-align="middle" draw:auto-grow-height="false" fo:min-height="0.438cm" fo:min-width="2.283cm" draw:shadow-color="#666666"/>
    </style:style>
    <style:style style:name="gr2" style:family="graphic" style:parent-style-name="standard">
      <style:graphic-properties svg:stroke-color="#3399ff" draw:fill="solid" draw:fill-color="#ffffff" draw:textarea-horizontal-align="justify" draw:textarea-vertical-align="middle" draw:auto-grow-height="false" fo:min-height="0.957cm" fo:min-width="0.898cm" draw:shadow-color="#666666"/>
    </style:style>
    <style:style style:name="gr3" style:family="graphic" style:parent-style-name="standard">
      <style:graphic-properties svg:stroke-color="#3399ff" draw:fill="solid" draw:fill-color="#ffffff" draw:textarea-horizontal-align="justify" draw:textarea-vertical-align="middle" draw:auto-grow-height="false" fo:min-height="0.668cm" fo:min-width="2.704cm" draw:shadow-color="#666666"/>
    </style:style>
    <style:style style:name="gr4" style:family="graphic" style:parent-style-name="standard">
      <style:graphic-properties svg:stroke-color="#3399ff" draw:fill="solid" draw:fill-color="#ffffff" draw:textarea-horizontal-align="justify" draw:textarea-vertical-align="middle" draw:auto-grow-height="false" fo:min-height="0.896cm" fo:min-width="3.567cm" draw:shadow-color="#666666"/>
    </style:style>
    <style:style style:name="gr5" style:family="graphic" style:parent-style-name="standard">
      <style:graphic-properties svg:stroke-color="#3399ff" draw:fill="solid" draw:fill-color="#ffffff" draw:textarea-horizontal-align="justify" draw:textarea-vertical-align="middle" draw:auto-grow-height="false" fo:min-height="1.846cm" fo:min-width="1.85cm" draw:shadow-color="#666666"/>
    </style:style>
    <style:style style:name="gr6" style:family="graphic" style:parent-style-name="objectwithoutfill">
      <style:graphic-properties svg:stroke-color="#808080" draw:marker-end="Arrow" draw:marker-end-width="0.3cm" draw:fill="none" draw:textarea-vertical-align="middle"/>
    </style:style>
    <style:style style:name="gr7" style:family="graphic" style:parent-style-name="standard">
      <style:graphic-properties draw:fill-color="#ffff99" draw:textarea-horizontal-align="justify" draw:textarea-vertical-align="middle" draw:auto-grow-height="false" fo:min-height="0.47cm" fo:min-width="0.22cm"/>
    </style:style>
    <style:style style:name="gr8" style:family="graphic" style:parent-style-name="standard">
      <style:graphic-properties draw:stroke="none" svg:stroke-color="#000000" draw:fill="none" draw:fill-color="#ffffff" fo:min-height="0.258cm"/>
    </style:style>
    <style:style style:name="gr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 style:family="graphic" style:parent-style-name="standard">
      <style:graphic-properties draw:stroke="none" svg:stroke-color="#000000" draw:fill="none" draw:fill-color="#ffffff" fo:min-height="1.423cm"/>
    </style:style>
    <style:style style:name="gr19" style:family="graphic" style:parent-style-name="standard" style:list-style-name="L1">
      <style:graphic-properties draw:stroke="solid" svg:stroke-width="0.04cm" svg:stroke-color="#004586" draw:marker-start="" draw:marker-start-width="0.26cm" draw:marker-start-center="false" draw:marker-end="" draw:marker-end-width="0.26cm" draw:marker-end-center="false" draw:fill="gradient" draw:fill-color="#cfe7f5" draw:fill-gradient-name="Gradient_20_3" draw:textarea-horizontal-align="justify" draw:textarea-vertical-align="middle" draw:auto-grow-height="false" fo:min-height="1.677cm" fo:min-width="5.202cm" fo:padding-top="0.095cm" fo:padding-bottom="0.095cm" fo:padding-left="0.22cm" fo:padding-right="0.22cm" fo:wrap-option="no-wrap" draw:shadow="hidden" draw:shadow-offset-x="0.2cm" draw:shadow-offset-y="0.2cm" draw:shadow-color="#808080"/>
    </style:style>
    <style:style style:name="gr20" style:family="graphic" style:parent-style-name="objectwithoutfill">
      <style:graphic-properties svg:stroke-color="#3465a4" draw:fill="none" draw:textarea-vertical-align="middle"/>
    </style:style>
    <style:style style:name="gr21" style:family="graphic" style:parent-style-name="standard">
      <style:graphic-properties draw:stroke="none" svg:stroke-color="#000000" draw:fill="none" draw:fill-color="#ffffff" fo:min-height="0.788cm"/>
    </style:style>
    <style:style style:name="gr22" style:family="graphic" style:parent-style-name="standard">
      <style:graphic-properties draw:stroke="none" svg:stroke-color="#000000" draw:fill="none" draw:fill-color="#ffffff" fo:min-height="0.893cm"/>
    </style:style>
    <style:style style:name="gr2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draw:textarea-vertical-align="middle"/>
    </style:style>
    <style:style style:name="gr68" style:family="graphic" style:parent-style-name="objectwithoutfill">
      <style:graphic-properties draw:marker-end="Symmetric_20_Arrow" draw:marker-end-width="0.3cm" draw:fill="none" draw:textarea-vertical-align="middle"/>
    </style:style>
    <style:style style:name="gr69" style:family="graphic" style:parent-style-name="standard">
      <style:graphic-properties draw:stroke="none" svg:stroke-color="#000000" draw:fill="none" draw:fill-color="#ffffff" fo:min-height="1.21cm"/>
    </style:style>
    <style:style style:name="P1" style:family="paragraph">
      <style:paragraph-properties fo:text-align="center"/>
    </style:style>
    <style:style style:name="P2" style:family="paragraph">
      <loext:graphic-properties draw:fill="solid" draw:fill-color="#ffffff"/>
      <style:paragraph-properties fo:text-align="center"/>
      <style:text-properties fo:color="#000000" fo:font-size="10pt" style:font-size-asian="10pt" style:font-size-complex="10pt"/>
    </style:style>
    <style:style style:name="P3" style:family="paragraph">
      <loext:graphic-properties draw:fill="solid" draw:fill-color="#ffffff"/>
      <style:paragraph-properties fo:text-align="center"/>
      <style:text-properties fo:color="#000000" fo:font-size="10pt" style:font-size-asian="13pt" style:font-size-complex="13pt"/>
    </style:style>
    <style:style style:name="P4" style:family="paragraph">
      <loext:graphic-properties draw:fill="solid" draw:fill-color="#ffffff"/>
      <style:paragraph-properties fo:text-align="center"/>
      <style:text-properties fo:color="#000000" fo:font-size="8pt" style:font-size-asian="8pt" style:font-size-complex="8pt"/>
    </style:style>
    <style:style style:name="P5" style:family="paragraph">
      <loext:graphic-properties draw:fill="none"/>
      <style:paragraph-properties fo:text-align="center"/>
    </style:style>
    <style:style style:name="P6" style:family="paragraph">
      <loext:graphic-properties draw:fill-color="#ffff99"/>
      <style:paragraph-properties fo:text-align="center"/>
    </style:style>
    <style:style style:name="P7" style:family="paragraph">
      <style:paragraph-properties fo:text-align="center"/>
      <style:text-properties fo:color="#3399ff" fo:font-size="9pt"/>
    </style:style>
    <style:style style:name="P8" style:family="paragraph">
      <loext:graphic-properties draw:fill="none" draw:fill-color="#ffffff"/>
      <style:paragraph-properties fo:text-align="center"/>
      <style:text-properties fo:color="#3399ff" fo:font-size="9pt"/>
    </style:style>
    <style:style style:name="P9"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 style:family="paragraph">
      <style:paragraph-properties fo:text-align="center"/>
      <style:text-properties fo:font-size="10pt"/>
    </style:style>
    <style:style style:name="P16" style:family="paragraph">
      <loext:graphic-properties draw:fill="none" draw:fill-color="#ffffff"/>
      <style:paragraph-properties fo:text-align="center"/>
      <style:text-properties fo:font-size="10pt"/>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gradient" draw:fill-color="#cfe7f5" draw:fill-gradient-name="Gradient_20_3"/>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9"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style:paragraph-properties fo:text-align="center"/>
      <style:text-properties fo:color="#0066cc" fo:font-size="8pt" style:font-size-asian="8pt" style:font-size-complex="8pt"/>
    </style:style>
    <style:style style:name="P31" style:family="paragraph">
      <loext:graphic-properties draw:fill="none" draw:fill-color="#ffffff"/>
      <style:paragraph-properties fo:text-align="center"/>
      <style:text-properties fo:color="#0066cc" fo:font-size="8pt" style:font-size-asian="8pt" style:font-size-complex="8pt"/>
    </style:style>
    <style:style style:name="T1" style:family="text">
      <style:text-properties fo:color="#000000" fo:font-size="8pt" style:font-size-asian="6pt" style:font-size-complex="6pt"/>
    </style:style>
    <style:style style:name="T2" style:family="text">
      <style:text-properties fo:color="#000000" fo:font-size="8pt" style:font-size-asian="10pt" style:font-size-complex="10pt"/>
    </style:style>
    <style:style style:name="T3" style:family="text">
      <style:text-properties fo:color="#000000" fo:font-size="8pt" style:font-size-asian="13pt" style:font-size-complex="13pt"/>
    </style:style>
    <style:style style:name="T4" style:family="text">
      <style:text-properties fo:color="#000000" fo:font-size="8pt" style:font-size-asian="8pt" style:font-size-complex="8pt"/>
    </style:style>
    <style:style style:name="T5" style:family="text">
      <style:text-properties fo:color="#000000" fo:font-size="10pt" style:font-size-asian="13pt" style:font-size-complex="13pt"/>
    </style:style>
    <style:style style:name="T6"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7"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857cm" svg:height="0.762cm" svg:x="8.779cm" svg:y="1.635cm">
          <text:p text:style-name="P1"><text:span text:style-name="T1">Power up Swi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2" draw:id="id2" draw:layer="layout" svg:width="2.794cm" svg:height="2.413cm" svg:x="8.81cm" svg:y="3.159cm">
          <text:p text:style-name="P1"><text:span text:style-name="T2">Startup</text:span></text:p>
          <text:p text:style-name="P1"><text:span text:style-name="T2">Configuration</text:span></text:p>
          <text:p text:style-name="P1"><text:span text:style-name="T2">Exis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2" xml:id="id3" draw:id="id3" draw:layer="layout" svg:width="2.857cm" svg:height="0.762cm" svg:x="2.937cm" svg:y="5.826cm">
          <text:p text:style-name="P1"><text:span text:style-name="T1">Boot up normal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4" draw:id="id4" draw:layer="layout" svg:width="2.794cm" svg:height="2.413cm" svg:x="13.192cm" svg:y="5.953cm">
          <text:p text:style-name="P1"><text:span text:style-name="T3">Abort</text:span></text:p>
          <text:p text:style-name="P1"><text:span text:style-name="T4">POAP</text:span><text:span text:style-name="T5">?</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xml:id="id6" draw:id="id6" draw:layer="layout" svg:width="3.302cm" svg:height="1.016cm" svg:x="8.556cm" svg:y="7.985cm">
          <text:p text:style-name="P1"><text:span text:style-name="T4">Begin Interactive settup</text:span></text:p>
          <text:p text:style-name="P1"><text:span text:style-name="T4"><text:s/></text:span><text:span text:style-name="T4">over serial conso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5" draw:id="id5" draw:layer="layout" svg:width="4.191cm" svg:height="1.27cm" svg:x="15.669cm" svg:y="9.128cm">
          <text:p text:style-name="P1"><text:span text:style-name="T4">DHCP discovery: obtain IP + </text:span></text:p>
          <text:p text:style-name="P1"><text:span text:style-name="T4">TFTP Server info +</text:span></text:p>
          <text:p text:style-name="P1"><text:span text:style-name="T4"><text:s/></text:span><text:span text:style-name="T4">POAP script 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7" draw:id="id7" draw:layer="layout" svg:width="4.191cm" svg:height="1.27cm" svg:x="15.669cm" svg:y="11.414cm">
          <text:p text:style-name="P1"><text:span text:style-name="T4">Download and execute </text:span></text:p>
          <text:p text:style-name="P1"><text:span text:style-name="T4">the POAP 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8" draw:id="id8" draw:layer="layout" svg:width="4.191cm" svg:height="1.27cm" svg:x="15.669cm" svg:y="13.573cm">
          <text:p text:style-name="P1"><text:span text:style-name="T4">Send S.No and MAC to the </text:span></text:p>
          <text:p text:style-name="P1"><text:span text:style-name="T4">POAP server, which generates </text:span></text:p>
          <text:p text:style-name="P1"><text:span text:style-name="T4">The device specific conf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xml:id="id9" draw:id="id9" draw:layer="layout" svg:width="4.699cm" svg:height="4.191cm" svg:x="7.858cm" svg:y="12.176cm">
          <text:p text:style-name="P1"><text:span text:style-name="T3">Does switch bootflash </text:span></text:p>
          <text:p text:style-name="P1"><text:span text:style-name="T3">Contain the <text:s/>desired image</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draw:layer="layout" svg:width="4.191cm" svg:height="1.27cm" svg:x="2.27cm" svg:y="16.24cm">
          <text:p text:style-name="P1"><text:span text:style-name="T4">Switch downloads the </text:span></text:p>
          <text:p text:style-name="P1"><text:span text:style-name="T4">desired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11" draw:id="id11" draw:layer="layout" svg:width="4.191cm" svg:height="1.27cm" svg:x="8.112cm" svg:y="17.637cm">
          <text:p text:style-name="P1"><text:span text:style-name="T4">Switch determines the config </text:span></text:p>
          <text:p text:style-name="P1"><text:span text:style-name="T4">file and downloads 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12" draw:id="id12" draw:layer="layout" svg:width="4.191cm" svg:height="1.27cm" svg:x="8.112cm" svg:y="19.669cm">
          <text:p text:style-name="P1"><text:span text:style-name="T4">Switch reboo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10" draw:id="id10" draw:layer="layout" svg:width="4.191cm" svg:height="1.27cm" svg:x="2.27cm" svg:y="16.241cm">
          <text:p text:style-name="P1"><text:span text:style-name="T4">Switch downloads the </text:span></text:p>
          <text:p text:style-name="P1"><text:span text:style-name="T4">desired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13" draw:id="id13" draw:layer="layout" svg:width="4.191cm" svg:height="1.27cm" svg:x="8.112cm" svg:y="21.701cm">
          <text:p text:style-name="P1"><text:span text:style-name="T4">Switch replays config file </text:span></text:p>
          <text:p text:style-name="P1"><text:span text:style-name="T4">to configure the swi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14" draw:id="id14" draw:layer="layout" svg:width="4.191cm" svg:height="1.27cm" svg:x="8.112cm" svg:y="23.733cm">
          <text:p text:style-name="P1"><text:span text:style-name="T4">Configuration is saved locally </text:span></text:p>
          <text:p text:style-name="P1"><text:span text:style-name="T4">to the NVR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10.207cm" svg:y1="2.397cm" svg:x2="10.207cm" svg:y2="3.159cm" draw:start-shape="id1" draw:start-glue-point="2" draw:end-shape="id2" draw:end-glue-point="4" svg:d="M10207 2397v762" svg:viewBox="0 0 1 763">
          <text:p/>
        </draw:connector>
        <draw:connector draw:style-name="gr6" draw:text-style-name="P5" draw:layer="layout" svg:x1="8.81cm" svg:y1="4.366cm" svg:x2="4.365cm" svg:y2="5.826cm" draw:start-shape="id2" draw:start-glue-point="5" draw:end-shape="id3" draw:end-glue-point="0" svg:d="M8810 4366h-4445v1460" svg:viewBox="0 0 4446 1461">
          <text:p/>
        </draw:connector>
        <draw:connector draw:style-name="gr6" draw:text-style-name="P5" draw:layer="layout" svg:x1="11.604cm" svg:y1="4.366cm" svg:x2="14.589cm" svg:y2="5.953cm" draw:start-shape="id2" draw:start-glue-point="7" draw:end-shape="id4" draw:end-glue-point="4" svg:d="M11604 4366h2985v1587" svg:viewBox="0 0 2986 1588">
          <text:p/>
        </draw:connector>
        <draw:connector draw:style-name="gr6" draw:text-style-name="P5" draw:layer="layout" svg:x1="15.986cm" svg:y1="7.16cm" svg:x2="17.764cm" svg:y2="9.128cm" draw:start-shape="id4" draw:start-glue-point="7" draw:end-shape="id5" svg:d="M15986 7160h1778v1968" svg:viewBox="0 0 1779 1969">
          <text:p/>
        </draw:connector>
        <draw:connector draw:style-name="gr6" draw:text-style-name="P5" draw:layer="layout" svg:x1="13.192cm" svg:y1="7.16cm" svg:x2="10.207cm" svg:y2="7.985cm" draw:start-shape="id4" draw:start-glue-point="5" draw:end-shape="id6" draw:end-glue-point="0" svg:d="M13192 7160h-2985v825" svg:viewBox="0 0 2986 826">
          <text:p/>
        </draw:connector>
        <draw:connector draw:style-name="gr6" draw:text-style-name="P5" draw:layer="layout" draw:type="line" svg:x1="17.764cm" svg:y1="10.398cm" svg:x2="17.764cm" svg:y2="11.414cm" draw:start-shape="id5" draw:start-glue-point="2" draw:end-shape="id7" svg:d="M17764 10398v1016" svg:viewBox="0 0 1 1017">
          <text:p/>
        </draw:connector>
        <draw:connector draw:style-name="gr6" draw:text-style-name="P5" draw:layer="layout" draw:type="line" svg:x1="17.764cm" svg:y1="12.684cm" svg:x2="17.764cm" svg:y2="13.7cm" svg:d="M17764 12684v1016" svg:viewBox="0 0 1 1017">
          <text:p/>
        </draw:connector>
        <draw:connector draw:style-name="gr6" draw:text-style-name="P5" draw:layer="layout" draw:type="line" svg:x1="15.669cm" svg:y1="14.208cm" svg:x2="12.557cm" svg:y2="14.272cm" draw:start-shape="id8" draw:start-glue-point="3" draw:end-shape="id9" draw:end-glue-point="7" svg:d="M15669 14208l-3112 64" svg:viewBox="0 0 3113 65">
          <text:p/>
        </draw:connector>
        <draw:connector draw:style-name="gr6" draw:text-style-name="P5" draw:layer="layout" svg:x1="7.858cm" svg:y1="14.272cm" svg:x2="4.365cm" svg:y2="16.241cm" draw:start-shape="id9" draw:start-glue-point="5" draw:end-shape="id10" draw:end-glue-point="0" svg:d="M7858 14272h-3493v1969" svg:viewBox="0 0 3494 1970">
          <text:p/>
        </draw:connector>
        <draw:connector draw:style-name="gr6" draw:text-style-name="P5" draw:layer="layout" draw:type="line" svg:x1="10.208cm" svg:y1="16.367cm" svg:x2="10.207cm" svg:y2="17.637cm" draw:start-shape="id9" draw:start-glue-point="6" draw:end-shape="id11" draw:end-glue-point="0" svg:d="M10208 16367l-1 1270" svg:viewBox="0 0 2 1271">
          <text:p/>
        </draw:connector>
        <draw:connector draw:style-name="gr6" draw:text-style-name="P5" draw:layer="layout" draw:type="line" svg:x1="10.207cm" svg:y1="18.907cm" svg:x2="10.207cm" svg:y2="19.669cm" draw:start-shape="id11" draw:start-glue-point="2" draw:end-shape="id12" draw:end-glue-point="0" svg:d="M10207 18907v762" svg:viewBox="0 0 1 763">
          <text:p/>
        </draw:connector>
        <draw:connector draw:style-name="gr6" draw:text-style-name="P5" draw:layer="layout" draw:type="line" svg:x1="10.207cm" svg:y1="20.939cm" svg:x2="10.207cm" svg:y2="21.701cm" draw:start-shape="id12" draw:start-glue-point="2" draw:end-shape="id13" draw:end-glue-point="0" svg:d="M10207 20939v762" svg:viewBox="0 0 1 763">
          <text:p/>
        </draw:connector>
        <draw:connector draw:style-name="gr6" draw:text-style-name="P5" draw:layer="layout" draw:type="line" svg:x1="10.207cm" svg:y1="22.971cm" svg:x2="10.207cm" svg:y2="23.733cm" draw:start-shape="id13" draw:start-glue-point="2" draw:end-shape="id14" draw:end-glue-point="0" svg:d="M10207 22971v762" svg:viewBox="0 0 1 763">
          <text:p/>
        </draw:connector>
        <draw:custom-shape draw:style-name="gr7" draw:text-style-name="P6" draw:layer="layout" svg:width="1.016cm" svg:height="1.016cm" svg:x="11.795cm" svg:y="1.508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016cm" svg:height="1.016cm" svg:x="12.938cm" svg:y="5.572cm">
          <text:p text:style-name="P1">2</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6" draw:layer="layout" svg:width="1.016cm" svg:height="1.016cm" svg:x="14.335cm" svg:y="9.50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016cm" svg:height="1.016cm" svg:x="14.462cm" svg:y="11.7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016cm" svg:height="1.016cm" svg:x="14.462cm" svg:y="14.335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016cm" svg:height="1.016cm" svg:x="6.715cm" svg:y="16.367cm">
          <text:p text:style-name="P1">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016cm" svg:height="1.016cm" svg:x="12.557cm" svg:y="17.764cm">
          <text:p text:style-name="P1">7</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5" draw:layer="layout" svg:x1="4.365cm" svg:y1="17.511cm" svg:x2="8.112cm" svg:y2="18.272cm" draw:start-shape="id10" draw:start-glue-point="2" draw:end-shape="id11" svg:d="M4365 17511v761h3747" svg:viewBox="0 0 3748 762">
          <text:p/>
        </draw:connector>
        <draw:custom-shape draw:style-name="gr7" draw:text-style-name="P6" draw:layer="layout" svg:width="1.016cm" svg:height="1.016cm" svg:x="12.43cm" svg:y="19.796cm">
          <text:p text:style-name="P1">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016cm" svg:height="1.016cm" svg:x="12.557cm" svg:y="21.955cm">
          <text:p text:style-name="P1">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016cm" svg:height="1.016cm" svg:x="12.525cm" svg:y="23.733cm">
          <text:p text:style-name="P1">10</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2.54cm" svg:height="0.607cm" svg:x="5.572cm" svg:y="3.667cm">
          <draw:text-box>
            <text:p text:style-name="P7">Yes</text:p>
          </draw:text-box>
        </draw:frame>
        <draw:frame draw:style-name="gr8" draw:text-style-name="P8" draw:layer="layout" svg:width="2.54cm" svg:height="0.607cm" svg:x="11.795cm" svg:y="3.695cm">
          <draw:text-box>
            <text:p text:style-name="P7">No</text:p>
          </draw:text-box>
        </draw:frame>
        <draw:frame draw:style-name="gr8" draw:text-style-name="P8" draw:layer="layout" svg:width="2.54cm" svg:height="0.607cm" svg:x="10.398cm" svg:y="6.461cm">
          <draw:text-box>
            <text:p text:style-name="P7">Yes</text:p>
          </draw:text-box>
        </draw:frame>
        <draw:frame draw:style-name="gr8" draw:text-style-name="P8" draw:layer="layout" svg:width="2.54cm" svg:height="0.607cm" svg:x="15.478cm" svg:y="6.588cm">
          <draw:text-box>
            <text:p text:style-name="P7">No</text:p>
          </draw:text-box>
        </draw:frame>
      </draw:page>
      <draw:page draw:name="page2" draw:style-name="dp1" draw:master-page-name="Default">
        <draw:g xml:id="id15" draw:id="id15">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9" draw:text-style-name="P9" draw:layer="layout" svg:width="1.851cm" svg:height="1.189cm" svg:x="9.766cm" svg:y="17.074cm" svg:viewBox="0 0 1852 1190" svg:d="M0 1190c475 0 1698-560 1819-770s-121-420-242-420c0 300-1577 690-1577 1190z">
            <text:p/>
          </draw:path>
          <draw:g>
            <draw:polygon draw:style-name="gr10" draw:text-style-name="P10" draw:layer="layout" svg:width="1.697cm" svg:height="1.819cm" svg:x="7.98cm" svg:y="16.514cm" svg:viewBox="0 0 1698 1820" draw:points="0,840 0,0 1698,980 1698,1820">
              <text:p/>
            </draw:polygon>
            <draw:polygon draw:style-name="gr11" draw:text-style-name="P11" draw:layer="layout" svg:width="1.696cm" svg:height="1.819cm" svg:x="9.678cm" svg:y="16.514cm" svg:viewBox="0 0 1697 1820" draw:points="0,1820 0,980 1697,0 1697,840">
              <text:p/>
            </draw:polygon>
            <draw:polygon draw:style-name="gr12" draw:text-style-name="P12" draw:layer="layout" svg:width="3.394cm" svg:height="1.959cm" svg:x="7.98cm" svg:y="15.534cm" svg:viewBox="0 0 3395 1960" draw:points="1698,1960 0,980 1698,0 3395,980">
              <text:p/>
            </draw:polygon>
            <draw:polygon draw:style-name="gr13" draw:text-style-name="P13" draw:layer="layout" svg:width="3.394cm" svg:height="2.799cm" svg:x="7.98cm" svg:y="15.534cm" svg:viewBox="0 0 3395 2800" draw:points="0,1820 0,980 1698,0 3395,980 3395,1820 1698,2800">
              <text:p/>
            </draw:polygon>
            <draw:polygon draw:style-name="gr14" draw:text-style-name="P14" draw:layer="layout" svg:width="0.848cm" svg:height="0.489cm" svg:x="8.465cm" svg:y="16.444cm" svg:viewBox="0 0 849 490" draw:points="121,140 728,490 849,420 242,70 363,0 0,0 0,210">
              <text:p/>
            </draw:polygon>
            <draw:polygon draw:style-name="gr15" draw:text-style-name="P14" draw:layer="layout" svg:width="0.847cm" svg:height="0.489cm" svg:x="9.314cm" svg:y="16.514cm" svg:viewBox="0 0 848 490" draw:points="605,420 484,490 848,490 848,280 727,350 121,0 0,70">
              <text:p/>
            </draw:polygon>
            <draw:polygon draw:style-name="gr16" draw:text-style-name="P14" draw:layer="layout" svg:width="0.847cm" svg:height="0.489cm" svg:x="9.193cm" svg:y="16.024cm" svg:viewBox="0 0 848 490" draw:points="121,140 727,490 848,420 242,70 363,0 0,0 0,210">
              <text:p/>
            </draw:polygon>
            <draw:polygon draw:style-name="gr17" draw:text-style-name="P14" draw:layer="layout" svg:width="0.847cm" svg:height="0.489cm" svg:x="10.042cm" svg:y="16.094cm" svg:viewBox="0 0 848 490" draw:points="605,420 484,490 848,490 848,280 727,350 121,0 0,70">
              <text:p/>
            </draw:polygon>
          </draw:g>
          <draw:frame draw:style-name="gr18" draw:text-style-name="P16" draw:layer="layout" svg:width="2.921cm" svg:height="1.673cm" svg:x="8.266cm" svg:y="18.504cm">
            <draw:text-box>
              <text:p text:style-name="P15">Nexus Switch</text:p>
            </draw:text-box>
          </draw:frame>
        </draw:g>
        <draw:custom-shape draw:style-name="gr19" draw:text-style-name="P18" xml:id="id18" draw:id="id18" draw:layer="layout" svg:width="8.636cm" svg:height="2.877cm" svg:x="5.445cm" svg:y="9.80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7"><text:span text:style-name="T6">&lt;Network Name&g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5" draw:layer="layout" draw:type="line" svg:x1="9.799cm" svg:y1="15.534cm" svg:x2="9.836cm" svg:y2="13.573cm" draw:start-shape="id15" draw:end-shape="id16" draw:end-glue-point="0" svg:d="M9799 15534l37-1961" svg:viewBox="0 0 38 1962">
          <text:p/>
        </draw:connector>
        <draw:frame draw:style-name="gr21" draw:text-style-name="P16" draw:layer="layout" svg:width="2.667cm" svg:height="1.038cm" svg:x="3.286cm" svg:y="5.218cm">
          <draw:text-box>
            <text:p text:style-name="P15">DHCP</text:p>
          </draw:text-box>
        </draw:frame>
        <draw:frame draw:style-name="gr21" draw:text-style-name="P16" draw:layer="layout" svg:width="2.667cm" svg:height="1.038cm" svg:x="14.335cm" svg:y="5.345cm">
          <draw:text-box>
            <text:p text:style-name="P15">TFTP</text:p>
          </draw:text-box>
        </draw:frame>
        <draw:frame draw:style-name="gr22" draw:text-style-name="P16" draw:layer="layout" svg:width="2.667cm" svg:height="1.143cm" svg:x="8.874cm" svg:y="4.075cm">
          <draw:text-box>
            <text:p text:style-name="P15">POAP</text:p>
          </draw:text-box>
        </draw:frame>
        <draw:g>
          <draw:path draw:style-name="gr23" draw:text-style-name="P19" draw:layer="layout" svg:width="0.817cm" svg:height="0.674cm" svg:x="10.217cm" svg:y="12.807cm" svg:viewBox="0 0 818 675" svg:d="M0 675c356 0 818-193 818-386s-14-289-273-289c0 207-545 399-545 675z">
            <text:p/>
          </draw:path>
          <draw:path draw:style-name="gr24" draw:text-style-name="P20" draw:layer="layout" svg:width="1.998cm" svg:height="1.157cm" svg:x="8.764cm" svg:y="12.373cm" svg:viewBox="0 0 1999 1158" svg:d="M1999 0c0 0 0 772-1 578 2 339-431 580-997 580-567 0-1000-241-1001-580 1 1 0-241 0-578 0 337 454 578 1000 578s999-241 999-578z">
            <text:p/>
          </draw:path>
          <draw:path draw:style-name="gr25" draw:text-style-name="P21" draw:layer="layout" svg:width="1.997cm" svg:height="1.155cm" svg:x="8.763cm" svg:y="11.795cm" svg:viewBox="0 0 1998 1156" svg:d="M999 0c567 0 999 250 999 578s-432 578-999 578c-566 0-999-250-999-578s433-578 999-578z">
            <text:p/>
          </draw:path>
          <draw:polygon draw:style-name="gr26" draw:text-style-name="P22" draw:layer="layout" svg:width="0.545cm" svg:height="0.288cm" svg:x="9.854cm" svg:y="12.422cm" svg:viewBox="0 0 546 289" draw:points="273,0 182,48 546,241 454,289 91,96 0,145 0,0">
            <text:p/>
          </draw:polygon>
          <draw:polygon draw:style-name="gr27" draw:text-style-name="P22" draw:layer="layout" svg:width="0.544cm" svg:height="0.288cm" svg:x="9.127cm" svg:y="12.036cm" svg:viewBox="0 0 545 289" draw:points="454,193 545,145 545,289 272,289 363,241 0,48 91,0">
            <text:p/>
          </draw:polygon>
          <draw:polygon draw:style-name="gr28" draw:text-style-name="P22" draw:layer="layout" svg:width="0.545cm" svg:height="0.288cm" svg:x="9.127cm" svg:y="12.422cm" svg:viewBox="0 0 546 289" draw:points="91,193 455,0 546,48 181,241 272,289 0,289 0,145">
            <text:p/>
          </draw:polygon>
          <draw:polygon draw:style-name="gr29" draw:text-style-name="P22" draw:layer="layout" svg:width="0.544cm" svg:height="0.288cm" svg:x="9.854cm" svg:y="12.036cm" svg:viewBox="0 0 545 289" draw:points="363,48 272,0 545,0 545,145 454,96 91,289 0,241">
            <text:p/>
          </draw:polygon>
          <draw:path draw:style-name="gr30" draw:text-style-name="P23" draw:layer="layout" svg:width="1.999cm" svg:height="1.734cm" svg:x="8.763cm" svg:y="11.795cm" svg:viewBox="0 0 2000 1735" svg:d="M999 0c567 0 1001 251 1001 578l-1 579c0 337-454 578-999 578s-1000-241-1000-578c0 0 1-579 0-579 0-328 433-578 999-578z">
            <text:p/>
          </draw:path>
        </draw:g>
        <draw:frame draw:style-name="gr18" draw:text-style-name="P16" xml:id="id16" draw:id="id16" draw:layer="layout" svg:width="3.302cm" svg:height="1.673cm" svg:x="8.185cm" svg:y="13.573cm">
          <draw:text-box>
            <text:p text:style-name="P15">Gateway</text:p>
          </draw:text-box>
        </draw:frame>
        <draw:g xml:id="id17" draw:id="id17">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1" draw:text-style-name="P19" draw:layer="layout" svg:width="1.216cm" svg:height="0.867cm" svg:x="4.5cm" svg:y="7.909cm" svg:viewBox="0 0 1217 868" svg:d="M0 868c345 0 885-274 1118-455 232-180 0-413-118-413z">
            <text:p/>
          </draw:path>
          <draw:g>
            <draw:polygon draw:style-name="gr32" draw:text-style-name="P24" draw:layer="layout" svg:width="0.705cm" svg:height="2.149cm" svg:x="3.794cm" svg:y="6.627cm" svg:viewBox="0 0 706 2150" draw:points="0,1654 0,0 706,496 706,2150">
              <text:p/>
            </draw:polygon>
            <draw:polygon draw:style-name="gr33" draw:text-style-name="P25" draw:layer="layout" svg:width="0.999cm" svg:height="2.356cm" svg:x="4.5cm" svg:y="6.42cm" svg:viewBox="0 0 1000 2357" draw:points="0,2357 0,703 1000,0 1000,1654">
              <text:p/>
            </draw:polygon>
            <draw:polygon draw:style-name="gr34" draw:text-style-name="P26" draw:layer="layout" svg:width="1.705cm" svg:height="1.198cm" svg:x="3.794cm" svg:y="5.924cm" svg:viewBox="0 0 1706 1199" draw:points="706,1199 0,703 1000,0 1706,496">
              <text:p/>
            </draw:polygon>
            <draw:polygon draw:style-name="gr35" draw:text-style-name="P27" draw:layer="layout" svg:width="1.705cm" svg:height="2.852cm" svg:x="3.794cm" svg:y="5.924cm" svg:viewBox="0 0 1706 2853" draw:points="0,2357 0,703 1000,0 1706,496 1706,2150 706,2853">
              <text:p/>
            </draw:polygon>
            <draw:line draw:style-name="gr36" draw:text-style-name="P28" draw:layer="layout" svg:x1="4.382cm" svg:y1="8.364cm" svg:x2="3.911cm" svg:y2="8.033cm">
              <text:p/>
            </draw:line>
            <draw:line draw:style-name="gr37" draw:text-style-name="P28" draw:layer="layout" svg:x1="4.382cm" svg:y1="8.529cm" svg:x2="3.911cm" svg:y2="8.198cm">
              <text:p/>
            </draw:line>
            <draw:line draw:style-name="gr38" draw:text-style-name="P28" draw:layer="layout" svg:x1="4.382cm" svg:y1="8.446cm" svg:x2="3.911cm" svg:y2="8.115cm">
              <text:p/>
            </draw:line>
            <draw:polyline draw:style-name="gr39" draw:text-style-name="P28" draw:layer="layout" svg:width="0.587cm" svg:height="0.495cm" svg:x="3.853cm" svg:y="6.875cm" svg:viewBox="0 0 588 496" draw:points="588,496 0,83 0,0">
              <text:p/>
            </draw:polyline>
            <draw:polyline draw:style-name="gr40" draw:text-style-name="P28" draw:layer="layout" svg:width="0.577cm" svg:height="0.497cm" svg:x="3.863cm" svg:y="6.873cm" svg:viewBox="0 0 578 498" draw:points="578,498 578,415 0,0">
              <text:p/>
            </draw:polyline>
            <draw:polygon draw:style-name="gr41" draw:text-style-name="P29" draw:layer="layout" svg:width="0.068cm" svg:height="0.145cm" svg:x="4.071cm" svg:y="7.7cm" svg:viewBox="0 0 69 146" draw:points="0,97 0,0 69,48 69,146">
              <text:p/>
            </draw:polygon>
            <draw:line draw:style-name="gr42" draw:text-style-name="P28" draw:layer="layout" svg:x1="4.382cm" svg:y1="8.281cm" svg:x2="3.911cm" svg:y2="7.95cm">
              <text:p/>
            </draw:line>
          </draw:g>
        </draw:g>
        <draw:g xml:id="id20" draw:id="id20">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43" draw:text-style-name="P19" draw:layer="layout" svg:width="1.216cm" svg:height="0.867cm" svg:x="10.043cm" svg:y="6.709cm" svg:viewBox="0 0 1217 868" svg:d="M0 868c345 0 885-274 1118-455 232-180 0-413-118-413z">
            <text:p/>
          </draw:path>
          <draw:g>
            <draw:polygon draw:style-name="gr44" draw:text-style-name="P24" draw:layer="layout" svg:width="0.705cm" svg:height="2.149cm" svg:x="9.337cm" svg:y="5.427cm" svg:viewBox="0 0 706 2150" draw:points="0,1654 0,0 706,496 706,2150">
              <text:p/>
            </draw:polygon>
            <draw:polygon draw:style-name="gr45" draw:text-style-name="P25" draw:layer="layout" svg:width="0.999cm" svg:height="2.356cm" svg:x="10.043cm" svg:y="5.22cm" svg:viewBox="0 0 1000 2357" draw:points="0,2357 0,703 1000,0 1000,1654">
              <text:p/>
            </draw:polygon>
            <draw:polygon draw:style-name="gr46" draw:text-style-name="P26" draw:layer="layout" svg:width="1.705cm" svg:height="1.198cm" svg:x="9.337cm" svg:y="4.724cm" svg:viewBox="0 0 1706 1199" draw:points="706,1199 0,703 1000,0 1706,496">
              <text:p/>
            </draw:polygon>
            <draw:polygon draw:style-name="gr47" draw:text-style-name="P27" draw:layer="layout" svg:width="1.705cm" svg:height="2.852cm" svg:x="9.337cm" svg:y="4.724cm" svg:viewBox="0 0 1706 2853" draw:points="0,2357 0,703 1000,0 1706,496 1706,2150 706,2853">
              <text:p/>
            </draw:polygon>
            <draw:line draw:style-name="gr48" draw:text-style-name="P28" draw:layer="layout" svg:x1="9.925cm" svg:y1="7.164cm" svg:x2="9.454cm" svg:y2="6.833cm">
              <text:p/>
            </draw:line>
            <draw:line draw:style-name="gr49" draw:text-style-name="P28" draw:layer="layout" svg:x1="9.925cm" svg:y1="7.329cm" svg:x2="9.454cm" svg:y2="6.998cm">
              <text:p/>
            </draw:line>
            <draw:line draw:style-name="gr50" draw:text-style-name="P28" draw:layer="layout" svg:x1="9.925cm" svg:y1="7.246cm" svg:x2="9.454cm" svg:y2="6.915cm">
              <text:p/>
            </draw:line>
            <draw:polyline draw:style-name="gr51" draw:text-style-name="P28" draw:layer="layout" svg:width="0.587cm" svg:height="0.495cm" svg:x="9.396cm" svg:y="5.675cm" svg:viewBox="0 0 588 496" draw:points="588,496 0,83 0,0">
              <text:p/>
            </draw:polyline>
            <draw:polyline draw:style-name="gr52" draw:text-style-name="P28" draw:layer="layout" svg:width="0.577cm" svg:height="0.497cm" svg:x="9.406cm" svg:y="5.673cm" svg:viewBox="0 0 578 498" draw:points="578,498 578,415 0,0">
              <text:p/>
            </draw:polyline>
            <draw:polygon draw:style-name="gr53" draw:text-style-name="P29" draw:layer="layout" svg:width="0.068cm" svg:height="0.145cm" svg:x="9.614cm" svg:y="6.5cm" svg:viewBox="0 0 69 146" draw:points="0,97 0,0 69,48 69,146">
              <text:p/>
            </draw:polygon>
            <draw:line draw:style-name="gr54" draw:text-style-name="P28" draw:layer="layout" svg:x1="9.925cm" svg:y1="7.081cm" svg:x2="9.454cm" svg:y2="6.75cm">
              <text:p/>
            </draw:line>
          </draw:g>
        </draw:g>
        <draw:g xml:id="id19" draw:id="id19">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55" draw:text-style-name="P19" draw:layer="layout" svg:width="1.216cm" svg:height="0.867cm" svg:x="15.404cm" svg:y="7.909cm" svg:viewBox="0 0 1217 868" svg:d="M0 868c345 0 885-274 1118-455 232-180 0-413-118-413z">
            <text:p/>
          </draw:path>
          <draw:g>
            <draw:polygon draw:style-name="gr56" draw:text-style-name="P24" draw:layer="layout" svg:width="0.705cm" svg:height="2.149cm" svg:x="14.698cm" svg:y="6.627cm" svg:viewBox="0 0 706 2150" draw:points="0,1654 0,0 706,496 706,2150">
              <text:p/>
            </draw:polygon>
            <draw:polygon draw:style-name="gr57" draw:text-style-name="P25" draw:layer="layout" svg:width="0.999cm" svg:height="2.356cm" svg:x="15.404cm" svg:y="6.42cm" svg:viewBox="0 0 1000 2357" draw:points="0,2357 0,703 1000,0 1000,1654">
              <text:p/>
            </draw:polygon>
            <draw:polygon draw:style-name="gr58" draw:text-style-name="P26" draw:layer="layout" svg:width="1.705cm" svg:height="1.198cm" svg:x="14.698cm" svg:y="5.924cm" svg:viewBox="0 0 1706 1199" draw:points="706,1199 0,703 1000,0 1706,496">
              <text:p/>
            </draw:polygon>
            <draw:polygon draw:style-name="gr59" draw:text-style-name="P27" draw:layer="layout" svg:width="1.705cm" svg:height="2.852cm" svg:x="14.698cm" svg:y="5.924cm" svg:viewBox="0 0 1706 2853" draw:points="0,2357 0,703 1000,0 1706,496 1706,2150 706,2853">
              <text:p/>
            </draw:polygon>
            <draw:line draw:style-name="gr60" draw:text-style-name="P28" draw:layer="layout" svg:x1="15.286cm" svg:y1="8.364cm" svg:x2="14.815cm" svg:y2="8.033cm">
              <text:p/>
            </draw:line>
            <draw:line draw:style-name="gr61" draw:text-style-name="P28" draw:layer="layout" svg:x1="15.286cm" svg:y1="8.529cm" svg:x2="14.815cm" svg:y2="8.198cm">
              <text:p/>
            </draw:line>
            <draw:line draw:style-name="gr62" draw:text-style-name="P28" draw:layer="layout" svg:x1="15.286cm" svg:y1="8.446cm" svg:x2="14.815cm" svg:y2="8.115cm">
              <text:p/>
            </draw:line>
            <draw:polyline draw:style-name="gr63" draw:text-style-name="P28" draw:layer="layout" svg:width="0.587cm" svg:height="0.495cm" svg:x="14.757cm" svg:y="6.875cm" svg:viewBox="0 0 588 496" draw:points="588,496 0,83 0,0">
              <text:p/>
            </draw:polyline>
            <draw:polyline draw:style-name="gr64" draw:text-style-name="P28" draw:layer="layout" svg:width="0.577cm" svg:height="0.497cm" svg:x="14.767cm" svg:y="6.873cm" svg:viewBox="0 0 578 498" draw:points="578,498 578,415 0,0">
              <text:p/>
            </draw:polyline>
            <draw:polygon draw:style-name="gr65" draw:text-style-name="P29" draw:layer="layout" svg:width="0.068cm" svg:height="0.145cm" svg:x="14.975cm" svg:y="7.7cm" svg:viewBox="0 0 69 146" draw:points="0,97 0,0 69,48 69,146">
              <text:p/>
            </draw:polygon>
            <draw:line draw:style-name="gr66" draw:text-style-name="P28" draw:layer="layout" svg:x1="15.286cm" svg:y1="8.281cm" svg:x2="14.815cm" svg:y2="7.95cm">
              <text:p/>
            </draw:line>
          </draw:g>
        </draw:g>
        <draw:connector draw:style-name="gr67" draw:text-style-name="P1" draw:layer="layout" svg:x1="4.755cm" svg:y1="8.777cm" svg:x2="5.445cm" svg:y2="11.054cm" draw:start-shape="id17" draw:end-shape="id18" draw:end-glue-point="39" svg:d="M4755 8777v2277h690" svg:viewBox="0 0 691 2278">
          <text:p/>
        </draw:connector>
        <draw:connector draw:style-name="gr67" draw:text-style-name="P1" draw:layer="layout" svg:x1="15.659cm" svg:y1="8.777cm" svg:x2="14.081cm" svg:y2="10.958cm" draw:start-shape="id19" draw:end-shape="id18" draw:end-glue-point="15" svg:d="M15659 8777v2181h-1578" svg:viewBox="0 0 1579 2182">
          <text:p/>
        </draw:connector>
        <draw:connector draw:style-name="gr20" draw:text-style-name="P5" draw:layer="layout" draw:type="line" svg:x1="10.011cm" svg:y1="7.552cm" svg:x2="9.978cm" svg:y2="9.999cm" draw:start-shape="id20" draw:start-glue-point="10" draw:end-shape="id18" draw:end-glue-point="27" svg:d="M10011 7552l-33 2447" svg:viewBox="0 0 34 2448">
          <text:p/>
        </draw:connector>
        <draw:line draw:style-name="gr68" draw:text-style-name="P5" draw:layer="layout" svg:x1="3.921cm" svg:y1="8.874cm" svg:x2="3.921cm" svg:y2="10.652cm">
          <text:p/>
        </draw:line>
        <draw:line draw:style-name="gr68" draw:text-style-name="P5" draw:layer="layout" svg:x1="15.986cm" svg:y1="8.747cm" svg:x2="15.986cm" svg:y2="10.525cm">
          <text:p/>
        </draw:line>
        <draw:line draw:style-name="gr68" draw:text-style-name="P5" draw:layer="layout" svg:x1="10.271cm" svg:y1="7.604cm" svg:x2="10.271cm" svg:y2="9.382cm">
          <text:p/>
        </draw:line>
        <draw:frame draw:style-name="gr69" draw:text-style-name="P31" draw:layer="layout" svg:width="3.302cm" svg:height="1.46cm" svg:x="0.873cm" svg:y="9.065cm">
          <draw:text-box>
            <text:p text:style-name="P30"><text:span text:style-name="T7">IP address, Gateway, <text:s/>TFTP Server and script name</text:span></text:p>
          </draw:text-box>
        </draw:frame>
        <draw:frame draw:style-name="gr69" draw:text-style-name="P31" draw:layer="layout" svg:width="3.302cm" svg:height="1.46cm" svg:x="15.986cm" svg:y="9.001cm">
          <draw:text-box>
            <text:p text:style-name="P30"><text:span text:style-name="T7">Script file, image files, config files</text:span></text:p>
          </draw:text-box>
        </draw:frame>
        <draw:frame draw:style-name="gr69" draw:text-style-name="P31" draw:layer="layout" svg:width="2.54cm" svg:height="1.46cm" svg:x="10.398cm" svg:y="7.731cm">
          <draw:text-box>
            <text:p text:style-name="P30"><text:span text:style-name="T7">Config file info, file server info, config fil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Gradient_20_3" draw:display-name="Gradient 3" draw:style="radial" draw:cx="50%" draw:cy="50%" draw:start-color="#ffffff" draw:end-color="#ffffff" draw:start-intensity="100%" draw:end-intensity="100%" draw:border="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Linear_20_L" draw:display-name="VRT Light Linear L" draw:style="linear" draw:start-color="#0073bc" draw:end-color="#7fb9dd" draw:start-intensity="100%" draw:end-intensity="100%" draw:angle="900" draw:border="10%"/>
    <draw:gradient draw:name="VRT_20_Light_20_Linear_20_T" draw:display-name="VRT Light Linear T" draw:style="linear" draw:start-color="#0073bc" draw:end-color="#7fb9dd" draw:start-intensity="100%" draw:end-intensity="100%" draw:angle="0" draw:border="1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marker draw:name="Symmetric_20_Arrow" draw:display-name="Symmetric Arrow" svg:viewBox="0 0 1131 902" svg:d="M564 0l-564 902h1131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26T16:35:55.529766503</meta:creation-date>
    <dc:date>2017-07-27T15:37:27.104020912</dc:date>
    <meta:editing-duration>PT1H21M57S</meta:editing-duration>
    <meta:editing-cycles>12</meta:editing-cycles>
    <meta:generator>LibreOffice/5.1.6.2$Linux_X86_64 LibreOffice_project/10m0$Build-2</meta:generator>
    <meta:document-statistic meta:object-count="121"/>
  </office:meta>
</office:document-meta>
</file>